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f819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ASIC ARTHIMETRIC OPERATION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EXPENDITURE</text:p>
          </table:table-cell>
          <table:table-cell table:style-name="ce2" office:value-type="string" calcext:value-type="string">
            <text:p>SAVING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table:formula="of:=[.A4]-[.B4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000" calcext:value-type="float">
            <text:p>9000</text:p>
          </table:table-cell>
          <table:table-cell table:formula="of:=[.A5]-[.B5]"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80000" calcext:value-type="float">
            <text:p>80000</text:p>
          </table:table-cell>
          <table:table-cell table:formula="of:=[.A6]-[.B6]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35000" calcext:value-type="float">
            <text:p>35000</text:p>
          </table:table-cell>
          <table:table-cell table:formula="of:=[.A7]-[.B7]"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table:formula="of:=[.A8]-[.B8]" office:value-type="float" office:value="15000" calcext:value-type="float">
            <text:p>1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55:30.056746125</meta:creation-date>
    <dc:date>2022-01-03T11:59:50.694399935</dc:date>
    <meta:editing-duration>PT4M21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